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1E5C0B4D530732067D1.png" manifest:media-type="image/png"/>
  <manifest:file-entry manifest:full-path="Pictures/100034DD000035C100003220AD342700D5B8DB4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6cm" svg:height="12.831cm" svg:x="3.935cm" svg:y="7.541cm">
          <draw:image xlink:href="Pictures/100034DD000035C100003220AD342700D5B8DB4B.svg" xlink:type="simple" xlink:show="embed" xlink:actuate="onLoad">
            <text:p/>
          </draw:image>
          <draw:image xlink:href="Pictures/1000020100000208000001E5C0B4D530732067D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8:08:24.938043483</meta:creation-date>
    <dc:date>2019-02-12T08:09:40.200963247</dc:date>
    <meta:editing-duration>PT2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